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5cm" fo:min-width="0.544cm" fo:padding-top="0.145cm" fo:padding-bottom="0.145cm" fo:padding-left="0.27cm" fo:padding-right="0.27cm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5cm" fo:min-width="0.753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5cm" fo:min-width="0.544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5cm" fo:min-width="0.753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4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547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06cm" fo:min-width="0.753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29cm" fo:min-width="0.04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96cm" fo:min-width="0.715cm" fo:padding-top="0.145cm" fo:padding-bottom="0.145cm" fo:padding-left="0.27cm" fo:padding-right="0.27cm"/>
      <style:paragraph-properties style:writing-mode="lr-tb"/>
    </style:style>
    <style:style style:name="gr27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co1" style:family="table-column">
      <style:table-column-properties style:column-width="1.278cm" style:use-optimal-column-width="false"/>
    </style:style>
    <style:style style:name="co2" style:family="table-column">
      <style:table-column-properties style:column-width="1.274cm" style:use-optimal-column-width="false"/>
    </style:style>
    <style:style style:name="ro1" style:family="table-row">
      <style:table-row-properties style:row-height="1.026cm" style:use-optimal-row-height="false"/>
    </style:style>
    <style:style style:name="ro2" style:family="table-row">
      <style:table-row-properties style:row-height="1.02cm" style:use-optimal-row-height="false"/>
    </style:style>
    <style:style style:name="ce1" style:family="table-cell">
      <loext:graphic-properties draw:fill="none"/>
      <style:paragraph-properties fo:text-align="center" fo:border="0.62pt solid #000000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11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12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4" draw:id="id4" draw:layer="layout" svg:width="1.5cm" svg:height="1.5cm" svg:x="23.544cm" svg:y="11.20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20.736cm" svg:y="9.372cm">
          <draw:glue-point draw:id="12" svg:x="4.68cm" svg:y="1.84cm"/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5cm" svg:height="1.5cm" svg:x="16.919cm" svg:y="9.37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5cm" svg:height="1.5cm" svg:x="16.919cm" svg:y="13.039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5cm" svg:height="1.5cm" svg:x="20.736cm" svg:y="13.039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63cm" svg:height="6.149cm" svg:x="5.922cm" svg:y="12.1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A</text:p>
              </table:table-cell>
              <table:table-cell>
                <text:p text:style-name="P4">B</text:p>
              </table:table-cell>
              <table:table-cell>
                <text:p text:style-name="P4">C</text:p>
              </table:table-cell>
              <table:table-cell>
                <text:p text:style-name="P4">D</text:p>
              </table:table-cell>
              <table:table-cell>
                <text:p text:style-name="P4">E</text:p>
              </table:table-cell>
            </table:table-row>
            <table:table-row table:style-name="ro1" table:default-cell-style-name="ce1">
              <table:table-cell>
                <text:p text:style-name="P4">A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B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C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D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2" table:default-cell-style-name="ce1">
              <table:table-cell>
                <text:p text:style-name="P4">E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5" draw:layer="layout" draw:type="line" svg:x1="18.419cm" svg:y1="10.122cm" svg:x2="20.736cm" svg:y2="10.122cm" draw:start-shape="id1" draw:start-glue-point="10" draw:end-shape="id2" draw:end-glue-point="6" svg:d="M18419 10122h2317" svg:viewBox="0 0 2318 1">
          <text:p/>
        </draw:connector>
        <draw:connector draw:style-name="gr3" draw:text-style-name="P5" draw:layer="layout" draw:type="line" svg:x1="17.669cm" svg:y1="10.872cm" svg:x2="17.669cm" svg:y2="13.039cm" draw:start-shape="id1" draw:start-glue-point="8" draw:end-shape="id3" draw:end-glue-point="4" svg:d="M17669 10872v2167" svg:viewBox="0 0 1 2168">
          <text:p/>
        </draw:connector>
        <draw:connector draw:style-name="gr3" draw:text-style-name="P5" draw:layer="layout" draw:type="line" svg:x1="22.188cm" svg:y1="10.398cm" svg:x2="23.763cm" svg:y2="11.424cm" draw:start-shape="id2" draw:start-glue-point="12" draw:end-shape="id4" draw:end-glue-point="5" svg:d="M22188 10398l1575 1026" svg:viewBox="0 0 1576 1027">
          <text:p/>
        </draw:connector>
        <draw:connector draw:style-name="gr3" draw:text-style-name="P5" draw:layer="layout" draw:type="line" svg:x1="18.2cm" svg:y1="13.258cm" svg:x2="20.955cm" svg:y2="10.653cm" draw:start-shape="id3" draw:start-glue-point="11" draw:end-shape="id2" draw:end-glue-point="7" svg:d="M18200 13258l2755-2605" svg:viewBox="0 0 2756 2606">
          <text:p/>
        </draw:connector>
        <draw:custom-shape draw:style-name="gr4" draw:text-style-name="P7" draw:layer="layout" svg:width="1.084cm" svg:height="1.086cm" svg:x="6.454cm" svg:y="3.907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4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4.451cm" svg:x2="9.711cm" svg:y2="4.45cm" draw:start-shape="id5" draw:start-glue-point="6" draw:end-shape="id6" draw:end-glue-point="3" svg:d="M8188 4451c1128 0 367-1 1523-1" svg:viewBox="0 0 1524 2">
          <text:p/>
        </draw:connector>
        <draw:custom-shape draw:style-name="gr6" draw:text-style-name="P9" xml:id="id5" draw:id="id5" draw:layer="layout" svg:width="0.216cm" svg:height="0.217cm" draw:transform="rotate (-3.14159265358979) translate (8.188cm 4.5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" draw:id="id6" draw:layer="layout" svg:width="1.087cm" svg:height="1.086cm" svg:x="9.711cm" svg:y="3.907cm">
          <text:p text:style-name="P6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0.798cm" svg:y="3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7" draw:id="id7" draw:layer="layout" svg:width="0.218cm" svg:height="0.216cm" svg:x="11.232cm" svg:y="4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1.45cm" svg:y1="4.449cm" svg:x2="12.969cm" svg:y2="4.45cm" draw:start-shape="id7" draw:start-glue-point="10" svg:d="M11450 4449c1516 0 757 1 1519 1" svg:viewBox="0 0 1520 2">
          <text:p/>
        </draw:connector>
        <draw:connector draw:style-name="gr3" draw:text-style-name="P5" draw:layer="layout" draw:type="line" svg:x1="18.419cm" svg:y1="13.789cm" svg:x2="20.736cm" svg:y2="13.789cm" draw:start-shape="id3" draw:start-glue-point="10" draw:end-shape="id8" draw:end-glue-point="6" svg:d="M18419 13789h2317" svg:viewBox="0 0 2318 1">
          <text:p/>
        </draw:connector>
        <draw:connector draw:style-name="gr3" draw:text-style-name="P5" draw:layer="layout" draw:type="line" svg:x1="21.486cm" svg:y1="10.872cm" svg:x2="21.486cm" svg:y2="13.039cm" draw:start-shape="id2" draw:start-glue-point="8" draw:end-shape="id8" draw:end-glue-point="4" svg:d="M21486 10872v2167" svg:viewBox="0 0 1 2168">
          <text:p/>
        </draw:connector>
        <draw:connector draw:style-name="gr3" draw:text-style-name="P5" draw:layer="layout" draw:type="line" svg:x1="23.763cm" svg:y1="12.486cm" svg:x2="22.236cm" svg:y2="13.789cm" draw:start-shape="id4" draw:start-glue-point="7" draw:end-shape="id8" draw:end-glue-point="10" svg:d="M23763 12486l-1527 1303" svg:viewBox="0 0 1528 1304">
          <text:p/>
        </draw:connector>
        <draw:custom-shape draw:style-name="gr9" draw:text-style-name="P7" draw:layer="layout" svg:width="1.293cm" svg:height="1.295cm" svg:x="4.089cm" svg:y="3.802cm">
          <text:p text:style-name="P6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4.45cm" svg:x2="6.454cm" svg:y2="4.449cm" svg:d="M5367 4450l1087-1" svg:viewBox="0 0 1088 2">
          <text:p/>
        </draw:connector>
        <draw:custom-shape draw:style-name="gr10" draw:text-style-name="P7" draw:layer="layout" svg:width="1.084cm" svg:height="1.086cm" svg:x="6.454cm" svg:y="5.202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6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5.747cm" svg:x2="9.711cm" svg:y2="5.745cm" draw:start-shape="id9" draw:start-glue-point="6" draw:end-shape="id10" draw:end-glue-point="3" svg:d="M8188 5747c1128 0 367-2 1523-2" svg:viewBox="0 0 1524 3">
          <text:p/>
        </draw:connector>
        <draw:custom-shape draw:style-name="gr6" draw:text-style-name="P9" xml:id="id9" draw:id="id9" draw:layer="layout" svg:width="0.216cm" svg:height="0.217cm" draw:transform="rotate (-3.14159265358979) translate (8.188cm 5.8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0" draw:id="id10" draw:layer="layout" svg:width="1.087cm" svg:height="1.086cm" svg:x="9.711cm" svg:y="5.202cm">
          <text:p text:style-name="P6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084cm" svg:height="1.086cm" draw:transform="rotate (-3.14159265358979) translate (11.882cm 6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1.448cm" svg:y1="5.747cm" svg:x2="12.968cm" svg:y2="5.744cm" draw:start-shape="id11" draw:start-glue-point="6" draw:end-shape="id12" draw:end-glue-point="3" svg:d="M11448 5747c1126 0 367-3 1520-3" svg:viewBox="0 0 1521 4">
          <text:p/>
        </draw:connector>
        <draw:custom-shape draw:style-name="gr6" draw:text-style-name="P9" xml:id="id11" draw:id="id11" draw:layer="layout" svg:width="0.218cm" svg:height="0.217cm" draw:transform="rotate (-3.14159265358979) translate (11.448cm 5.8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" draw:id="id12" draw:layer="layout" svg:width="1.084cm" svg:height="1.085cm" svg:x="12.968cm" svg:y="5.202cm">
          <text:p text:style-name="P10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4.052cm" svg:y="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3" draw:id="id13" draw:layer="layout" svg:width="0.218cm" svg:height="0.216cm" svg:x="14.486cm" svg:y="5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4.704cm" svg:y1="5.745cm" svg:x2="16.223cm" svg:y2="5.745cm" draw:start-shape="id13" draw:start-glue-point="10" svg:d="M14704 5745h1519" svg:viewBox="0 0 1520 1">
          <text:p/>
        </draw:connector>
        <draw:custom-shape draw:style-name="gr14" draw:text-style-name="P7" draw:layer="layout" svg:width="1.293cm" svg:height="1.296cm" svg:x="4.089cm" svg:y="5.097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5.746cm" svg:x2="6.454cm" svg:y2="5.745cm" svg:d="M5367 5746l1087-1" svg:viewBox="0 0 1088 2">
          <text:p/>
        </draw:connector>
        <draw:custom-shape draw:style-name="gr15" draw:text-style-name="P7" draw:layer="layout" svg:width="1.084cm" svg:height="1.086cm" svg:x="6.454cm" svg:y="6.498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7.538cm" svg:y="6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4" draw:id="id14" draw:layer="layout" svg:width="0.218cm" svg:height="0.216cm" svg:x="7.972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8.19cm" svg:y1="7.04cm" svg:x2="9.709cm" svg:y2="7.041cm" draw:start-shape="id14" draw:start-glue-point="10" svg:d="M8190 7040c1516 0 757 1 1519 1" svg:viewBox="0 0 1520 2">
          <text:p/>
        </draw:connector>
        <draw:custom-shape draw:style-name="gr16" draw:text-style-name="P7" draw:layer="layout" svg:width="1.293cm" svg:height="1.295cm" svg:x="4.089cm" svg:y="6.393cm">
          <text:p text:style-name="P6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7.041cm" svg:x2="6.454cm" svg:y2="7.04cm" svg:d="M5367 7041l1087-1" svg:viewBox="0 0 1088 2">
          <text:p/>
        </draw:connector>
        <draw:custom-shape draw:style-name="gr17" draw:text-style-name="P7" draw:layer="layout" svg:width="1.293cm" svg:height="1.296cm" svg:x="4.089cm" svg:y="7.688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8.337cm" svg:x2="6.454cm" svg:y2="8.336cm" svg:d="M5367 8337l1087-1" svg:viewBox="0 0 1088 2">
          <text:p/>
        </draw:connector>
        <draw:custom-shape draw:style-name="gr18" draw:text-style-name="P7" draw:layer="layout" svg:width="1.084cm" svg:height="1.086cm" svg:x="6.454cm" svg:y="9.089cm">
          <text:p text:style-name="P6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087cm" svg:height="1.086cm" draw:transform="rotate (-3.14159265358979) translate (8.625cm 10.1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188cm" svg:y1="9.634cm" svg:x2="9.711cm" svg:y2="9.632cm" draw:start-shape="id15" draw:start-glue-point="6" draw:end-shape="id16" draw:end-glue-point="3" svg:d="M8188 9634c1128 0 367-2 1523-2" svg:viewBox="0 0 1524 3">
          <text:p/>
        </draw:connector>
        <draw:custom-shape draw:style-name="gr6" draw:text-style-name="P9" xml:id="id15" draw:id="id15" draw:layer="layout" svg:width="0.216cm" svg:height="0.217cm" draw:transform="rotate (-3.14159265358979) translate (8.188cm 9.7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6" draw:id="id16" draw:layer="layout" svg:width="1.087cm" svg:height="1.086cm" svg:x="9.711cm" svg:y="9.089cm">
          <text:p text:style-name="P6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084cm" svg:height="1.085cm" svg:x="10.798cm" svg:y="9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7" draw:id="id17" draw:layer="layout" svg:width="0.218cm" svg:height="0.216cm" svg:x="11.232cm" svg:y="9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8" draw:id="id18" draw:layer="layout" svg:width="1.255cm" svg:height="1.086cm" svg:x="12.969cm" svg:y="9.089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1.45cm" svg:y1="9.632cm" svg:x2="12.969cm" svg:y2="9.632cm" draw:start-shape="id17" draw:start-glue-point="10" draw:end-shape="id18" draw:end-glue-point="3" svg:d="M11450 9632h1519" svg:viewBox="0 0 1520 1">
          <text:p/>
        </draw:connector>
        <draw:custom-shape draw:style-name="gr21" draw:text-style-name="P7" draw:layer="layout" svg:width="1.293cm" svg:height="1.296cm" svg:x="4.089cm" svg:y="8.984cm">
          <text:p text:style-name="P6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367cm" svg:y1="9.633cm" svg:x2="6.454cm" svg:y2="9.632cm" svg:d="M5367 9633l1087-1" svg:viewBox="0 0 1088 2">
          <text:p/>
        </draw:connector>
        <draw:custom-shape draw:style-name="gr22" draw:text-style-name="P3" draw:layer="layout" svg:width="0.82cm" svg:height="0.82cm" svg:x="21.076cm" svg:y="8.552cm">
          <draw:glue-point draw:id="12" svg:x="4.68cm" svg:y="1.84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1.68cm" svg:y1="9.3cm" svg:x2="21.384cm" svg:y2="9.372cm">
          <text:p/>
        </draw:line>
        <draw:custom-shape draw:style-name="gr23" draw:text-style-name="P7" draw:layer="layout" svg:width="1.255cm" svg:height="1.086cm" svg:x="6.454cm" svg:y="7.793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255cm" svg:height="1.086cm" svg:x="9.709cm" svg:y="6.498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255cm" svg:height="1.086cm" svg:x="16.223cm" svg:y="5.202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255cm" svg:height="1.086cm" svg:x="12.969cm" svg:y="3.907cm">
          <text:p text:style-name="P6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12" xml:id="id22" draw:id="id22" draw:layer="layout" svg:width="1.5cm" svg:height="1.5cm" svg:x="15.279cm" svg:y="12.37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3" draw:id="id23" draw:layer="layout" svg:width="1.5cm" svg:height="1.5cm" svg:x="12.074cm" svg:y="9.229cm">
          <draw:glue-point draw:id="12" svg:x="4.68cm" svg:y="1.84cm"/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19" draw:id="id19" draw:layer="layout" svg:width="1.5cm" svg:height="1.5cm" svg:x="8.857cm" svg:y="9.22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0" draw:id="id20" draw:layer="layout" svg:width="1.5cm" svg:height="1.5cm" svg:x="8.857cm" svg:y="12.374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1" draw:id="id21" draw:layer="layout" svg:width="1.5cm" svg:height="1.5cm" svg:x="12.074cm" svg:y="12.37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9.607cm" svg:y1="10.729cm" svg:x2="9.607cm" svg:y2="12.374cm" draw:start-shape="id19" draw:start-glue-point="8" draw:end-shape="id20" draw:end-glue-point="4" svg:d="M9607 10729v1645" svg:viewBox="0 0 1 1646">
          <text:p/>
        </draw:connector>
        <draw:custom-shape draw:style-name="gr2" draw:text-style-name="P12" xml:id="id24" draw:id="id24" draw:layer="layout" svg:width="1.5cm" svg:height="1.5cm" svg:x="15.279cm" svg:y="9.22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2.074cm" svg:y1="13.124cm" svg:x2="10.357cm" svg:y2="13.124cm" draw:start-shape="id21" draw:start-glue-point="6" draw:end-shape="id20" draw:end-glue-point="10" svg:d="M12074 13124h-1717" svg:viewBox="0 0 1718 1">
          <text:p/>
        </draw:connector>
        <draw:connector draw:style-name="gr27" draw:text-style-name="P5" draw:layer="layout" draw:type="line" svg:x1="15.279cm" svg:y1="13.124cm" svg:x2="13.574cm" svg:y2="13.124cm" draw:start-shape="id22" draw:start-glue-point="6" draw:end-shape="id21" draw:end-glue-point="10" svg:d="M15279 13124h-1705" svg:viewBox="0 0 1706 1">
          <text:p/>
        </draw:connector>
        <draw:connector draw:style-name="gr27" draw:text-style-name="P5" draw:layer="layout" draw:type="line" svg:x1="12.074cm" svg:y1="9.979cm" svg:x2="10.357cm" svg:y2="9.979cm" draw:start-shape="id23" draw:start-glue-point="6" draw:end-shape="id19" draw:end-glue-point="10" svg:d="M12074 9979h-1717" svg:viewBox="0 0 1718 1">
          <text:p/>
        </draw:connector>
        <draw:connector draw:style-name="gr27" draw:text-style-name="P5" draw:layer="layout" draw:type="line" svg:x1="15.498cm" svg:y1="12.593cm" svg:x2="13.355cm" svg:y2="10.51cm" draw:start-shape="id22" draw:start-glue-point="5" draw:end-shape="id23" draw:end-glue-point="9" svg:d="M15498 12593l-2143-2083" svg:viewBox="0 0 2144 2084">
          <text:p/>
        </draw:connector>
        <draw:connector draw:style-name="gr27" draw:text-style-name="P5" draw:layer="layout" draw:type="line" svg:x1="12.824cm" svg:y1="12.374cm" svg:x2="12.824cm" svg:y2="10.729cm" draw:start-shape="id21" draw:start-glue-point="4" draw:end-shape="id23" draw:end-glue-point="8" svg:d="M12824 12374v-1645" svg:viewBox="0 0 1 1646">
          <text:p/>
        </draw:connector>
        <draw:connector draw:style-name="gr27" draw:text-style-name="P5" draw:layer="layout" draw:type="line" svg:x1="16.029cm" svg:y1="10.729cm" svg:x2="16.029cm" svg:y2="12.374cm" draw:start-shape="id24" draw:start-glue-point="8" draw:end-shape="id22" draw:end-glue-point="4" svg:d="M16029 10729v1645" svg:viewBox="0 0 1 1646">
          <text:p/>
        </draw:connector>
        <draw:connector draw:style-name="gr27" draw:text-style-name="P5" draw:layer="layout" draw:type="line" svg:x1="15.279cm" svg:y1="9.979cm" svg:x2="13.574cm" svg:y2="9.979cm" draw:start-shape="id24" draw:start-glue-point="6" draw:end-shape="id23" draw:end-glue-point="10" svg:d="M15279 9979h-1705" svg:viewBox="0 0 1706 1">
          <text:p/>
        </draw:connector>
      </draw:page>
      <draw:page draw:name="page4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readth-first search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" draw:text-style-name="P12" xml:id="id25" draw:id="id25" draw:layer="layout" svg:width="1.5cm" svg:height="1.5cm" svg:x="8.244cm" svg:y="3.346cm">
          <draw:glue-point draw:id="12" svg:x="4.68cm" svg:y="1.84cm"/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6" draw:id="id26" draw:layer="layout" svg:width="1.5cm" svg:height="1.5cm" svg:x="8.244cm" svg:y="6.44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7" draw:id="id27" draw:layer="layout" svg:width="1.5cm" svg:height="1.5cm" svg:x="11.361cm" svg:y="6.4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8.994cm" svg:y1="4.846cm" svg:x2="8.994cm" svg:y2="6.446cm" draw:start-shape="id25" draw:start-glue-point="8" draw:end-shape="id26" draw:end-glue-point="4" svg:d="M8994 4846v1600" svg:viewBox="0 0 1 1601">
          <text:p/>
        </draw:connector>
        <draw:connector draw:style-name="gr27" draw:text-style-name="P5" draw:layer="layout" draw:type="line" svg:x1="11.361cm" svg:y1="7.196cm" svg:x2="9.744cm" svg:y2="7.196cm" draw:start-shape="id27" draw:start-glue-point="6" draw:end-shape="id26" draw:end-glue-point="10" svg:d="M11361 7196h-1617" svg:viewBox="0 0 1618 1">
          <text:p/>
        </draw:connector>
        <draw:connector draw:style-name="gr27" draw:text-style-name="P5" draw:layer="layout" draw:type="line" svg:x1="9.744cm" svg:y1="4.096cm" svg:x2="11.344cm" svg:y2="4.096cm" draw:start-shape="id25" draw:start-glue-point="10" svg:d="M9744 4096h1600" svg:viewBox="0 0 1601 1">
          <text:p/>
        </draw:connector>
        <draw:connector draw:style-name="gr27" draw:text-style-name="P5" draw:layer="layout" draw:type="line" svg:x1="12.111cm" svg:y1="6.446cm" svg:x2="12.103cm" svg:y2="4.846cm" draw:start-shape="id27" draw:start-glue-point="4" svg:d="M12111 6446l-8-1600" svg:viewBox="0 0 9 1601">
          <text:p/>
        </draw:connector>
        <draw:custom-shape draw:style-name="gr2" draw:text-style-name="P12" draw:layer="layout" svg:width="1.5cm" svg:height="1.5cm" svg:x="11.361cm" svg:y="3.346cm">
          <draw:glue-point draw:id="12" svg:x="4.68cm" svg:y="1.84cm"/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8" draw:id="id28" draw:layer="layout" svg:width="1.5cm" svg:height="1.5cm" svg:x="14.478cm" svg:y="6.44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2.861cm" svg:y1="4.096cm" svg:x2="14.461cm" svg:y2="4.096cm" svg:d="M12861 4096h1600" svg:viewBox="0 0 1601 1">
          <text:p/>
        </draw:connector>
        <draw:connector draw:style-name="gr27" draw:text-style-name="P5" draw:layer="layout" draw:type="line" svg:x1="15.228cm" svg:y1="6.446cm" svg:x2="15.22cm" svg:y2="4.846cm" draw:start-shape="id28" draw:start-glue-point="4" svg:d="M15228 6446l-8-1600" svg:viewBox="0 0 9 1601">
          <text:p/>
        </draw:connector>
        <draw:custom-shape draw:style-name="gr2" draw:text-style-name="P12" draw:layer="layout" svg:width="1.5cm" svg:height="1.5cm" svg:x="14.478cm" svg:y="3.346cm">
          <draw:glue-point draw:id="12" svg:x="4.68cm" svg:y="1.84cm"/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29" draw:id="id29" draw:layer="layout" svg:width="1.5cm" svg:height="1.5cm" svg:x="17.595cm" svg:y="6.44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5.978cm" svg:y1="4.097cm" svg:x2="17.578cm" svg:y2="4.097cm" svg:d="M15978 4097h1600" svg:viewBox="0 0 1601 1">
          <text:p/>
        </draw:connector>
        <draw:connector draw:style-name="gr27" draw:text-style-name="P5" draw:layer="layout" draw:type="line" svg:x1="18.345cm" svg:y1="6.447cm" svg:x2="18.337cm" svg:y2="4.847cm" draw:start-shape="id29" draw:start-glue-point="4" svg:d="M18345 6447l-8-1600" svg:viewBox="0 0 9 1601">
          <text:p/>
        </draw:connector>
        <draw:custom-shape draw:style-name="gr2" draw:text-style-name="P12" xml:id="id38" draw:id="id38" draw:layer="layout" svg:width="1.5cm" svg:height="1.5cm" svg:x="17.595cm" svg:y="3.347cm">
          <draw:glue-point draw:id="12" svg:x="4.68cm" svg:y="1.84cm"/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30" draw:id="id30" draw:layer="layout" svg:width="1.5cm" svg:height="1.5cm" svg:x="8.245cm" svg:y="9.54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31" draw:id="id31" draw:layer="layout" svg:width="1.5cm" svg:height="1.5cm" svg:x="11.362cm" svg:y="9.54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8.995cm" svg:y1="7.946cm" svg:x2="8.995cm" svg:y2="9.546cm" draw:end-shape="id30" draw:end-glue-point="4" svg:d="M8995 7946v1600" svg:viewBox="0 0 1 1601">
          <text:p/>
        </draw:connector>
        <draw:connector draw:style-name="gr27" draw:text-style-name="P5" draw:layer="layout" draw:type="line" svg:x1="11.362cm" svg:y1="10.296cm" svg:x2="9.745cm" svg:y2="10.296cm" draw:start-shape="id31" draw:start-glue-point="6" draw:end-shape="id30" draw:end-glue-point="10" svg:d="M11362 10296h-1617" svg:viewBox="0 0 1618 1">
          <text:p/>
        </draw:connector>
        <draw:connector draw:style-name="gr27" draw:text-style-name="P5" draw:layer="layout" draw:type="line" svg:x1="12.643cm" svg:y1="9.765cm" svg:x2="14.697cm" svg:y2="7.727cm" draw:start-shape="id31" draw:start-glue-point="11" draw:end-shape="id28" draw:end-glue-point="7" svg:d="M12643 9765l2054-2038" svg:viewBox="0 0 2055 2039">
          <text:p/>
        </draw:connector>
        <draw:custom-shape draw:style-name="gr2" draw:text-style-name="P12" xml:id="id32" draw:id="id32" draw:layer="layout" svg:width="1.5cm" svg:height="1.5cm" svg:x="14.479cm" svg:y="9.54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4.479cm" svg:y1="10.296cm" svg:x2="12.862cm" svg:y2="10.296cm" draw:start-shape="id32" draw:start-glue-point="6" svg:d="M14479 10296h-1617" svg:viewBox="0 0 1618 1">
          <text:p/>
        </draw:connector>
        <draw:connector draw:style-name="gr27" draw:text-style-name="P5" draw:layer="layout" draw:type="line" svg:x1="15.229cm" svg:y1="9.546cm" svg:x2="15.221cm" svg:y2="7.946cm" draw:start-shape="id32" draw:start-glue-point="4" svg:d="M15229 9546l-8-1600" svg:viewBox="0 0 9 1601">
          <text:p/>
        </draw:connector>
        <draw:custom-shape draw:style-name="gr2" draw:text-style-name="P12" xml:id="id33" draw:id="id33" draw:layer="layout" svg:width="1.5cm" svg:height="1.5cm" svg:x="17.596cm" svg:y="9.54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7.596cm" svg:y1="10.297cm" svg:x2="15.979cm" svg:y2="10.297cm" draw:start-shape="id33" draw:start-glue-point="6" svg:d="M17596 10297h-1617" svg:viewBox="0 0 1618 1">
          <text:p/>
        </draw:connector>
        <draw:connector draw:style-name="gr27" draw:text-style-name="P5" draw:layer="layout" draw:type="line" svg:x1="18.346cm" svg:y1="9.547cm" svg:x2="18.338cm" svg:y2="7.947cm" draw:start-shape="id33" draw:start-glue-point="4" svg:d="M18346 9547l-8-1600" svg:viewBox="0 0 9 1601">
          <text:p/>
        </draw:connector>
        <draw:custom-shape draw:style-name="gr2" draw:text-style-name="P12" xml:id="id34" draw:id="id34" draw:layer="layout" svg:width="1.5cm" svg:height="1.5cm" svg:x="8.247cm" svg:y="12.646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35" draw:id="id35" draw:layer="layout" svg:width="1.5cm" svg:height="1.5cm" svg:x="11.364cm" svg:y="12.646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8.997cm" svg:y1="11.046cm" svg:x2="8.997cm" svg:y2="12.646cm" draw:end-shape="id34" draw:end-glue-point="4" svg:d="M8997 11046v1600" svg:viewBox="0 0 1 1601">
          <text:p/>
        </draw:connector>
        <draw:connector draw:style-name="gr27" draw:text-style-name="P5" draw:layer="layout" draw:type="line" svg:x1="11.364cm" svg:y1="13.396cm" svg:x2="9.747cm" svg:y2="13.396cm" draw:start-shape="id35" draw:start-glue-point="6" draw:end-shape="id34" draw:end-glue-point="10" svg:d="M11364 13396h-1617" svg:viewBox="0 0 1618 1">
          <text:p/>
        </draw:connector>
        <draw:connector draw:style-name="gr27" draw:text-style-name="P5" draw:layer="layout" draw:type="line" svg:x1="11.583cm" svg:y1="12.865cm" svg:x2="9.526cm" svg:y2="10.827cm" draw:start-shape="id35" draw:start-glue-point="5" draw:end-shape="id30" draw:end-glue-point="9" svg:d="M11583 12865l-2057-2038" svg:viewBox="0 0 2058 2039">
          <text:p/>
        </draw:connector>
        <draw:custom-shape draw:style-name="gr2" draw:text-style-name="P12" xml:id="id36" draw:id="id36" draw:layer="layout" svg:width="1.5cm" svg:height="1.5cm" svg:x="14.481cm" svg:y="12.64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5.231cm" svg:y1="12.646cm" svg:x2="15.223cm" svg:y2="11.046cm" draw:start-shape="id36" draw:start-glue-point="4" svg:d="M15231 12646l-8-1600" svg:viewBox="0 0 9 1601">
          <text:p/>
        </draw:connector>
        <draw:custom-shape draw:style-name="gr2" draw:text-style-name="P12" xml:id="id37" draw:id="id37" draw:layer="layout" svg:width="1.5cm" svg:height="1.5cm" svg:x="17.598cm" svg:y="12.64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18.348cm" svg:y1="12.647cm" svg:x2="18.34cm" svg:y2="11.047cm" draw:start-shape="id37" draw:start-glue-point="4" svg:d="M18348 12647l-8-1600" svg:viewBox="0 0 9 1601">
          <text:p/>
        </draw:connector>
        <draw:connector draw:style-name="gr27" draw:text-style-name="P5" draw:layer="layout" draw:type="line" svg:x1="12.645cm" svg:y1="12.865cm" svg:x2="14.698cm" svg:y2="10.827cm" draw:start-shape="id35" draw:start-glue-point="11" draw:end-shape="id32" draw:end-glue-point="7" svg:d="M12645 12865l2053-2038" svg:viewBox="0 0 2054 2039">
          <text:p/>
        </draw:connector>
        <draw:connector draw:style-name="gr27" draw:text-style-name="P5" draw:layer="layout" draw:type="line" svg:x1="15.759cm" svg:y1="6.665cm" svg:x2="17.814cm" svg:y2="4.628cm" draw:start-shape="id28" draw:start-glue-point="11" draw:end-shape="id38" draw:end-glue-point="7" svg:d="M15759 6665l2055-2037" svg:viewBox="0 0 2056 2038">
          <text:p/>
        </draw:connector>
        <draw:connector draw:style-name="gr27" draw:text-style-name="P5" draw:layer="layout" draw:type="line" svg:x1="9.526cm" svg:y1="9.765cm" svg:x2="11.58cm" svg:y2="7.727cm" draw:start-shape="id30" draw:start-glue-point="11" draw:end-shape="id27" draw:end-glue-point="7" svg:d="M9526 9765l2054-2038" svg:viewBox="0 0 2055 2039">
          <text:p/>
        </draw:connector>
        <draw:connector draw:style-name="gr27" draw:text-style-name="P5" draw:layer="layout" draw:type="line" svg:x1="11.58cm" svg:y1="6.665cm" svg:x2="9.525cm" svg:y2="4.627cm" draw:start-shape="id27" draw:start-glue-point="5" draw:end-shape="id25" draw:end-glue-point="9" svg:d="M11580 6665l-2055-2038" svg:viewBox="0 0 2056 203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7T15:05:11.039000000</dc:date>
    <meta:editing-duration>P3DT5H2M21S</meta:editing-duration>
    <meta:editing-cycles>185</meta:editing-cycles>
    <meta:generator>LibreOffice/6.4.5.2$Windows_X86_64 LibreOffice_project/a726b36747cf2001e06b58ad5db1aa3a9a1872d6</meta:generator>
    <meta:document-statistic meta:object-count="118"/>
  </office:meta>
</office:document-meta>
</file>